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54pt" officeooo:rsid="0005e6a3" officeooo:paragraph-rsid="0005e6a3" style:font-size-asian="54pt" style:font-size-complex="54pt"/>
    </style:style>
    <style:style style:name="P2" style:family="paragraph" style:parent-style-name="Standard">
      <style:text-properties fo:font-size="36pt" officeooo:rsid="0005e6a3" officeooo:paragraph-rsid="0005e6a3" style:font-size-asian="31.5pt" style:font-size-complex="36pt"/>
    </style:style>
    <style:style style:name="P3" style:family="paragraph" style:parent-style-name="Standard">
      <style:text-properties fo:font-size="26pt" officeooo:rsid="0005e6a3" officeooo:paragraph-rsid="0005e6a3" style:font-size-asian="26pt" style:font-size-complex="26pt"/>
    </style:style>
    <style:style style:name="P4" style:family="paragraph" style:parent-style-name="Standard">
      <style:text-properties fo:font-size="12pt" officeooo:rsid="0005e6a3" officeooo:paragraph-rsid="0005e6a3" style:font-size-asian="10.5pt" style:font-size-complex="12pt"/>
    </style:style>
    <style:style style:name="T1" style:family="text">
      <style:text-properties fo:font-size="32pt" style:font-size-asian="28pt" style:font-size-complex="3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Ejercicio 5 Tema 1</text:p>
      <text:p text:style-name="P2"><text:s text:c="5"/></text:p>
      <text:p text:style-name="P2"><text:s text:c="6"/>Mario Badallo Jiménez </text:p>
      <text:p text:style-name="P2"/>
      <text:p text:style-name="P3">Resumen:</text:p>
      <text:p text:style-name="P4"/>
      <text:p text:style-name="P4">a)RENDIMIENTO: capacidad de un ordenador para resolver tareas en el menor tiempo posible. Ej: editar un video.</text:p>
      <text:p text:style-name="P4"><text:s/>Si nos encontramos jugando lo vinculamos a una tasa de frames alta por lo tanto bajan los fps y se producen saltos.</text:p>
      <text:p text:style-name="P4"><text:s/>en el interviene -la CPU cuanto mejor sea mejor rendimiento.</text:p>
      <text:p text:style-name="P4"><text:s text:c="17"/>-La RAM también es relevante(finalizar tarea antes posible).</text:p>
      <text:p text:style-name="P4"/>
      <text:p text:style-name="P4">Como su nombre indica procesa instrucciones, que conforman los programas que ejecutamos</text:p>
      <text:p text:style-name="P4"><text:s text:c="5"/>provienen de distintos niveles de memoria(L1,L2 o L3).</text:p>
      <text:p text:style-name="P4"/>
      <text:p text:style-name="P4">Solo comprende instrucciones que estén en la caché L1, si no esta la busca en el siguiente nivel.</text:p>
      <text:p text:style-name="P4"><text:s/>o sino acudirá a la RAM o finalmente a la unidad de almacenamiento.</text:p>
      <text:p text:style-name="P4"/>
      <text:p text:style-name="P4">b)La VELOCIDAD: Esta disminuye a medida que nos "alejamos" del procesador</text:p>
      <text:p text:style-name="P4"><text:s text:c="7"/>(por lo tanto la velocidad en los primeros niveles es superior a a sus niveles inferiores).</text:p>
      <text:p text:style-name="P4"/>
      <text:p text:style-name="P4">Si el procesador tiene que recurrir al almacenamiento en disco, baja aún más la velocidad</text:p>
      <text:p text:style-name="P4"><text:s text:c="15"/>-Un disco tradicional(entre 50 y 150MB/s)</text:p>
      <text:p text:style-name="P4"><text:s text:c="15"/>-Disco SSD NVMe(alcanzan los 2 - 3GB/S)-&gt;Con latencias que se miden en</text:p>
      <text:p text:style-name="P4">mili-segundos(HDDs). <text:s text:c="50"/>-&gt;Micro-segundos en(SSDs)</text:p>
      <text:p text:style-name="P4"><text:s text:c="87"/>-&gt;Llegando a nanosegundos en una memoria <text:s text:c="18"/></text:p>
      <text:p text:style-name="P4"><text:s text:c="90"/>Intel Optane. </text:p>
      <text:p text:style-name="P4"><text:s text:c="54"/></text:p>
      <text:p text:style-name="P4">*En conclusión "Mejor cuánto más {cerca}...de la CPU".</text:p>
      <text:p text:style-name="P4"/>
      <text:p text:style-name="P4">c) RAM:Se ve afectada por los distintos módulos de memoria que instalemos en el equipo</text:p>
      <text:p text:style-name="P4"><text:s text:c="3"/>-Pudiendo el procesador usar dos canales de comunicación en paralelo con la RAM(si esta en forma dos módulos)</text:p>
      <text:p text:style-name="P4"/>
      <text:p text:style-name="P4">d)La CPU:Este es le último "filtro" el que marca la diferencia;</text:p>
      <text:p text:style-name="P4"><text:s text:c="63"/>-Número de núcleos</text:p>
      <text:p text:style-name="P4"><text:s text:c="63"/>-Velocidad <text:s text:c="15"/>} <text:s/>Variables que hacen de la CPU </text:p>
      <text:p text:style-name="P4"><text:s text:c="63"/>-memoria caché <text:s text:c="12"/>el eje desde el que se evalúa </text:p>
      <text:p text:style-name="P4"><text:s text:c="103"/>rendimiento.</text:p>
      <text:p text:style-name="P4"/>
      <text:p text:style-name="P4"><text:soft-page-break/>Por lo tanto en el equipo ha de haber un equilibrio, ya que hay múltiples variables relacionadas entre sí,</text:p>
      <text:p text:style-name="P4">de las cuales si no existe una conexión entre ellas se producirá lentitud en el equipo.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02T09:46:38.921000000</meta:creation-date>
    <dc:date>2020-10-02T09:53:08.421000000</dc:date>
    <meta:editing-duration>PT6M30S</meta:editing-duration>
    <meta:editing-cycles>1</meta:editing-cycles>
    <meta:document-statistic meta:table-count="0" meta:image-count="0" meta:object-count="0" meta:page-count="2" meta:paragraph-count="31" meta:word-count="295" meta:character-count="2482" meta:non-whitespace-character-count="1515"/>
    <meta:generator>LibreOffice/7.0.0.3$Windows_X86_64 LibreOffice_project/8061b3e9204bef6b321a21033174034a5e2ea88e</meta:generator>
  </office:meta>
</office:document-meta>
</file>